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6EFBF56B.png"/>
  <manifest:file-entry manifest:media-type="image/png" manifest:full-path="Pictures/1000020100000280000001E01806EC5B.png"/>
  <manifest:file-entry manifest:media-type="image/png" manifest:full-path="Pictures/1000020100000280000001E03E6135D7.png"/>
  <manifest:file-entry manifest:media-type="image/png" manifest:full-path="Pictures/1000020100000280000001E09E22DAD3.png"/>
  <manifest:file-entry manifest:media-type="image/png" manifest:full-path="Pictures/1000020100000280000001E02CEA73F0.png"/>
  <manifest:file-entry manifest:media-type="image/png" manifest:full-path="Pictures/1000020100000280000001E0475651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-2.529cm" svg:y="-0.09cm" svg:width="11cm" svg:height="8.23cm" draw:z-index="0"><draw:image xlink:href="Pictures/1000020100000280000001E09E22DAD3.png" xlink:type="simple" xlink:show="embed" xlink:actuate="onLoad"/></draw:frame><draw:frame draw:style-name="fr1" draw:name="Grafik2" text:anchor-type="paragraph" svg:x="8.031cm" svg:y="-0.06cm" svg:width="10.97cm" svg:height="8.2cm" draw:z-index="1"><draw:image xlink:href="Pictures/1000020100000280000001E03E6135D7.png" xlink:type="simple" xlink:show="embed" xlink:actuate="onLoad"/></draw:frame><draw:frame draw:style-name="fr1" draw:name="Grafik3" text:anchor-type="paragraph" svg:x="-1.939cm" svg:y="8.842cm" svg:width="11cm" svg:height="8.241cm" draw:z-index="2"><draw:image xlink:href="Pictures/1000020100000280000001E0475651C0.png" xlink:type="simple" xlink:show="embed" xlink:actuate="onLoad"/></draw:frame><draw:frame draw:style-name="fr1" draw:name="Grafik4" text:anchor-type="paragraph" svg:x="8.001cm" svg:y="8.842cm" svg:width="11cm" svg:height="8.241cm" draw:z-index="3"><draw:image xlink:href="Pictures/1000020100000280000001E02CEA73F0.png" xlink:type="simple" xlink:show="embed" xlink:actuate="onLoad"/></draw:frame><draw:frame draw:style-name="fr1" draw:name="Grafik5" text:anchor-type="paragraph" svg:x="-2cm" svg:y="17.849cm" svg:width="11cm" svg:height="8.241cm" draw:z-index="4"><draw:image xlink:href="Pictures/1000020100000280000001E06EFBF56B.png" xlink:type="simple" xlink:show="embed" xlink:actuate="onLoad"/></draw:frame><draw:frame draw:style-name="fr1" draw:name="Grafik6" text:anchor-type="paragraph" svg:x="7.999cm" svg:y="17.849cm" svg:width="11cm" svg:height="8.241cm" draw:z-index="5"><draw:image xlink:href="Pictures/1000020100000280000001E01806EC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4T17:11:28.16</meta:creation-date>
    <meta:document-statistic meta:table-count="0" meta:image-count="6" meta:object-count="0" meta:page-count="1" meta:paragraph-count="0" meta:word-count="0" meta:character-count="0"/>
    <dc:date>2017-10-04T17:15:04.18</dc:date>
    <meta:editing-duration>PT3M37S</meta:editing-duration>
    <meta:editing-cycles>1</meta:editing-cycles>
    <meta:generator>OpenOffice/4.1.1$Win32 OpenOffice.org_project/411m6$Build-9775</meta:generator>
  </office:meta>
</office:document-meta>
</file>